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language="pt" fo:country="BR"/>
    </style:style>
    <style:style style:name="P34" style:parent-style-name="Textbody" style:family="paragraph">
      <style:text-properties fo:language="pt" fo:country="BR"/>
    </style:style>
    <style:style style:name="P35" style:parent-style-name="Textbody" style:family="paragraph">
      <style:text-properties fo:language="pt" fo:country="BR"/>
    </style:style>
    <style:style style:name="P36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37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38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39" style:parent-style-name="Textbody" style:family="paragraph">
      <style:paragraph-properties fo:margin-left="0.9791in">
        <style:tab-stops/>
      </style:paragraph-properties>
      <style:text-properties fo:language="pt" fo:country="BR"/>
    </style:style>
    <style:style style:name="P40" style:parent-style-name="Textbody" style:family="paragraph">
      <style:text-properties fo:language="pt" fo:country="BR"/>
    </style:style>
    <style:style style:name="P41" style:parent-style-name="Textbody" style:family="paragraph">
      <style:text-properties fo:language="pt" fo:country="BR"/>
    </style:style>
    <style:style style:name="P42" style:parent-style-name="Textbody" style:family="paragraph">
      <style:text-properties fo:language="pt" fo:country="BR"/>
    </style:style>
    <style:style style:name="P43" style:parent-style-name="Textbody" style:family="paragraph">
      <style:text-properties fo:language="pt" fo:country="BR"/>
    </style:style>
    <style:style style:name="P44" style:parent-style-name="Textbody" style:family="paragraph">
      <style:text-properties fo:language="pt" fo:country="BR"/>
    </style:style>
    <style:style style:name="P45" style:parent-style-name="Textbody" style:family="paragraph">
      <style:text-properties fo:language="pt" fo:country="BR"/>
    </style:style>
    <style:style style:name="P46" style:parent-style-name="Textbody" style:family="paragraph">
      <style:paragraph-properties fo:text-align="justify" fo:margin-left="0in">
        <style:tab-stops/>
      </style:paragraph-properties>
    </style:style>
    <style:style style:name="T47" style:parent-style-name="Fonteparág.padrão" style:family="text">
      <style:text-properties fo:font-size="12pt" style:font-size-asian="12pt" style:font-size-complex="12pt" fo:language="pt" fo:country="BR"/>
    </style:style>
    <style:style style:name="T48" style:parent-style-name="Fonteparág.padrão" style:family="text">
      <style:text-properties fo:font-size="12pt" style:font-size-asian="12pt" style:font-size-complex="12pt" fo:language="pt" fo:country="BR"/>
    </style:style>
    <style:style style:name="T49" style:parent-style-name="Fonteparág.padrão" style:family="text">
      <style:text-properties fo:font-size="12pt" style:font-size-asian="12pt" style:font-size-complex="12pt" fo:language="pt" fo:country="BR"/>
    </style:style>
    <style:style style:name="T50" style:parent-style-name="Fonteparág.padrão" style:family="text">
      <style:text-properties fo:language="pt" fo:country="BR"/>
    </style:style>
    <style:style style:name="P51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52" style:parent-style-name="Textbody" style:family="paragraph">
      <style:paragraph-properties fo:text-indent="0.5in"/>
      <style:text-properties fo:language="pt" fo:country="BR"/>
    </style:style>
    <style:style style:name="P53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54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55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56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5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 fo:language="pt" fo:country="BR"/>
    </style:style>
    <style:style style:name="T59" style:parent-style-name="Fonteparág.padrão" style:family="text">
      <style:text-properties fo:font-size="10pt" style:font-size-asian="10pt" style:font-size-complex="10pt" fo:language="pt" fo:country="BR"/>
    </style:style>
    <style:style style:name="T60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61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62" style:parent-style-name="Standard" style:family="paragraph">
      <style:text-properties fo:font-size="10pt" style:font-size-asian="10pt" style:font-size-complex="10pt" fo:language="pt" fo:country="BR"/>
    </style:style>
    <style:style style:name="P63" style:parent-style-name="Standard" style:family="paragraph">
      <style:text-properties fo:font-size="10pt" style:font-size-asian="10pt" style:font-size-complex="10pt" fo:language="pt" fo:country="BR"/>
    </style:style>
    <style:style style:name="P64" style:parent-style-name="Standard" style:list-style-name="LFO11" style:family="paragraph">
      <style:text-properties fo:font-size="10pt" style:font-size-asian="10pt" style:font-size-complex="10pt" fo:language="pt" fo:country="BR"/>
    </style:style>
    <style:style style:name="P65" style:parent-style-name="Standard" style:list-style-name="LFO11" style:family="paragraph">
      <style:text-properties fo:font-size="10pt" style:font-size-asian="10pt" style:font-size-complex="10pt" fo:language="pt" fo:country="BR"/>
    </style:style>
    <style:style style:name="P66" style:parent-style-name="Standard" style:family="paragraph">
      <style:text-properties fo:font-size="10pt" style:font-size-asian="10pt" style:font-size-complex="10pt" fo:language="pt" fo:country="BR"/>
    </style:style>
    <style:style style:name="T67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68" style:parent-style-name="Standard" style:family="paragraph">
      <style:text-properties fo:font-size="10pt" style:font-size-asian="10pt" style:font-size-complex="10pt" fo:language="pt" fo:country="BR"/>
    </style:style>
    <style:style style:name="T69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70" style:parent-style-name="Fonteparág.padrão" style:family="text">
      <style:text-properties fo:font-size="10pt" style:font-size-asian="10pt" style:font-size-complex="10pt" fo:language="pt" fo:country="BR"/>
    </style:style>
    <style:style style:name="T71" style:parent-style-name="Fonteparág.padrão" style:family="text">
      <style:text-properties fo:font-size="10pt" style:font-size-asian="10pt" style:font-size-complex="10pt" fo:language="pt" fo:country="BR"/>
    </style:style>
    <style:style style:name="T72" style:parent-style-name="Fonteparág.padrão" style:family="text">
      <style:text-properties fo:font-size="10pt" style:font-size-asian="10pt" style:font-size-complex="10pt" fo:language="pt" fo:country="BR"/>
    </style:style>
    <style:style style:name="P73" style:parent-style-name="Standard" style:list-style-name="LFO12" style:family="paragraph"/>
    <style:style style:name="T74" style:parent-style-name="Fonteparág.padrão" style:family="text">
      <style:text-properties fo:font-size="10pt" style:font-size-asian="10pt" style:font-size-complex="10pt" fo:language="pt" fo:country="BR"/>
    </style:style>
    <style:style style:name="P75" style:parent-style-name="Standard" style:list-style-name="LFO12" style:family="paragraph"/>
    <style:style style:name="T76" style:parent-style-name="Fonteparág.padrão" style:family="text">
      <style:text-properties fo:font-size="10pt" style:font-size-asian="10pt" style:font-size-complex="10pt" fo:language="pt" fo:country="BR"/>
    </style:style>
    <style:style style:name="P77" style:parent-style-name="Standard" style:family="paragraph">
      <style:text-properties fo:font-size="10pt" style:font-size-asian="10pt" style:font-size-complex="10pt" fo:language="pt" fo:country="BR"/>
    </style:style>
    <style:style style:name="P78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79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80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81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82" style:parent-style-name="Standard" style:family="paragraph">
      <style:paragraph-properties fo:text-indent="0.5in"/>
      <style:text-properties fo:language="pt" fo:country="BR"/>
    </style:style>
    <style:style style:name="P83" style:parent-style-name="Standard" style:family="paragraph">
      <style:text-properties fo:font-size="10pt" style:font-size-asian="10pt" style:font-size-complex="10pt" fo:language="pt" fo:country="BR"/>
    </style:style>
    <style:style style:name="P8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fo:language="pt" fo:country="BR"/>
    </style:style>
    <style:style style:name="P85" style:parent-style-name="Standard" style:family="paragraph">
      <style:text-properties fo:font-weight="bold" style:font-weight-asian="bold" style:font-weight-complex="bold" fo:language="pt" fo:country="BR"/>
    </style:style>
    <style:style style:name="P86" style:parent-style-name="Standard" style:family="paragraph">
      <style:text-properties fo:font-weight="bold" style:font-weight-asian="bold" style:font-weight-complex="bold" fo:language="pt" fo:country="BR"/>
    </style:style>
    <style:style style:name="T87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T88" style:parent-style-name="Fonteparág.padrão" style:family="text">
      <style:text-properties style:font-name="Tahoma" style:font-name-asian="Tahoma" style:font-name-complex="Tahoma" fo:font-weight="bold" style:font-weight-asian="bold" style:font-weight-complex="bold" fo:color="#000000" fo:language="pt" fo:country="BR"/>
    </style:style>
    <style:style style:name="T89" style:parent-style-name="Fonteparág.padrão" style:family="text">
      <style:text-properties style:font-name="Tahoma" style:font-name-asian="Tahoma" style:font-name-complex="Tahoma" fo:font-weight="bold" style:font-weight-asian="bold" style:font-weight-complex="bold" fo:color="#FF0000" fo:font-size="11pt" style:font-size-asian="11pt" style:font-size-complex="11pt" fo:language="pt" fo:country="BR"/>
    </style:style>
    <style:style style:name="P90" style:parent-style-name="Standard" style:family="paragraph">
      <style:text-properties style:font-name="Tahoma" style:font-name-asian="Tahoma" style:font-name-complex="Tahoma" fo:font-weight="bold" style:font-weight-asian="bold" style:font-weight-complex="bold" fo:color="#FF0000" fo:font-size="11pt" style:font-size-asian="11pt" style:font-size-complex="11pt" fo:language="pt" fo:country="BR"/>
    </style:style>
    <style:style style:name="P91" style:parent-style-name="Standard" style:family="paragraph">
      <style:paragraph-properties style:text-autospace="none"/>
    </style:style>
    <style:style style:name="T92" style:parent-style-name="Fonteparág.padrão" style:family="text">
      <style:text-properties style:font-name-asian="OpenSymbol" style:font-name-complex="OpenSymbol" fo:color="#000000" fo:font-size="8.5pt" style:font-size-asian="8.5pt" style:font-size-complex="10pt" fo:language="pt" fo:country="BR"/>
    </style:style>
    <style:style style:name="T93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94" style:parent-style-name="Standard" style:family="paragraph">
      <style:paragraph-properties style:text-autospace="none"/>
    </style:style>
    <style:style style:name="T95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96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97" style:parent-style-name="Standard" style:family="paragraph">
      <style:paragraph-properties style:text-autospace="none"/>
    </style:style>
    <style:style style:name="T98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99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0" style:parent-style-name="Standard" style:family="paragraph">
      <style:paragraph-properties style:text-autospace="none"/>
    </style:style>
    <style:style style:name="T101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02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3" style:parent-style-name="Standard" style:family="paragraph">
      <style:paragraph-properties style:text-autospace="none"/>
    </style:style>
    <style:style style:name="T104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05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6" style:parent-style-name="Standard" style:family="paragraph">
      <style:paragraph-properties style:text-autospace="none"/>
    </style:style>
    <style:style style:name="T107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08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9" style:parent-style-name="Standard" style:family="paragraph">
      <style:paragraph-properties style:text-autospace="none"/>
    </style:style>
    <style:style style:name="T110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1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2" style:parent-style-name="Standard" style:family="paragraph">
      <style:paragraph-properties style:text-autospace="none"/>
    </style:style>
    <style:style style:name="T113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4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5" style:parent-style-name="Standard" style:family="paragraph">
      <style:paragraph-properties style:text-autospace="none"/>
    </style:style>
    <style:style style:name="T116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7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8" style:parent-style-name="Standard" style:family="paragraph">
      <style:paragraph-properties style:text-autospace="none"/>
    </style:style>
    <style:style style:name="T119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0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1" style:parent-style-name="Standard" style:family="paragraph">
      <style:paragraph-properties style:text-autospace="none"/>
    </style:style>
    <style:style style:name="T122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3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4" style:parent-style-name="Standard" style:family="paragraph">
      <style:paragraph-properties style:text-autospace="none"/>
    </style:style>
    <style:style style:name="T125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6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7" style:parent-style-name="Standard" style:family="paragraph">
      <style:paragraph-properties style:text-autospace="none"/>
    </style:style>
    <style:style style:name="T128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9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0" style:parent-style-name="Standard" style:family="paragraph">
      <style:paragraph-properties style:text-autospace="none"/>
    </style:style>
    <style:style style:name="T131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2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3" style:parent-style-name="Standard" style:family="paragraph">
      <style:paragraph-properties style:text-autospace="none"/>
    </style:style>
    <style:style style:name="T134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5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6" style:parent-style-name="Standard" style:family="paragraph">
      <style:paragraph-properties style:text-autospace="none"/>
    </style:style>
    <style:style style:name="T137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8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9" style:parent-style-name="Standard" style:family="paragraph">
      <style:paragraph-properties style:text-autospace="none"/>
    </style:style>
    <style:style style:name="T140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1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2" style:parent-style-name="Standard" style:family="paragraph">
      <style:paragraph-properties style:text-autospace="none"/>
    </style:style>
    <style:style style:name="T143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4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5" style:parent-style-name="Standard" style:family="paragraph">
      <style:paragraph-properties style:text-autospace="none"/>
    </style:style>
    <style:style style:name="T146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7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8" style:parent-style-name="Standard" style:family="paragraph">
      <style:paragraph-properties style:text-autospace="none"/>
    </style:style>
    <style:style style:name="T149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0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1" style:parent-style-name="Standard" style:family="paragraph">
      <style:paragraph-properties style:text-autospace="none"/>
    </style:style>
    <style:style style:name="T152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3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4" style:parent-style-name="Standard" style:family="paragraph">
      <style:paragraph-properties style:text-autospace="none"/>
    </style:style>
    <style:style style:name="T155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6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7" style:parent-style-name="Standard" style:family="paragraph">
      <style:paragraph-properties style:text-autospace="none"/>
    </style:style>
    <style:style style:name="T158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9" style:parent-style-name="Fonteparág.padrão" style:family="text">
      <style:text-properties style:font-name-asian="Verdana" style:font-name-complex="Verdana" fo:color="#000000" fo:font-size="10pt" style:font-size-asian="10pt" style:font-size-complex="10pt" fo:language="pt" fo:country="BR"/>
    </style:style>
  </office:automatic-styles>
  <office:body>
    <office:text text:use-soft-page-breaks="true">
      <text:p text:style-name="P1">Memória Virtual<text:line-break/>Caso de Uso: Editar Autor</text:p>
      <text:h text:style-name="Título1" text:outline-level="1">Breve Descrição</text:h>
      <text:p text:style-name="P34">Este caso de uso permite ao catalogador editar dados relacionados à autoria.</text:p>
      <text:h text:style-name="Título1" text:outline-level="1">Breve Descrição dos Atores</text:h>
      <text:h text:style-name="Título2" text:outline-level="2">Catalogador: Cadastra,<text:s/>exclui e altera os dados de qualquer <text:s/>autor.</text:h>
      <text:h text:style-name="Título1" text:outline-level="1">Pré-condições</text:h>
      <text:p text:style-name="P35">O usuário estar logado no sistema.</text:p>
      <text:h text:style-name="Título1" text:outline-level="1">Fluxo Básico de eventos</text:h>
      <text:p text:style-name="P36"><text:s/><text:tab/>1. O Catalogador seleciona a opção “Editar Autoria</text:p>
      <text:p text:style-name="P37"/>
      <text:p text:style-name="P38">”. O sistema exibe uma tela com os seguintes campos para edição dos dados:</text:p>
      <text:p text:style-name="P39">- campo<text:s/>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</text:p>
      <text:p text:style-name="P40">- campo “Sobrenome”, editável. O campo aparece preenchido pelo Sobrenome atual registrado no sistema;</text:p>
      <text:p text:style-name="P41">- campo “Nome”, editável. O campo aparece preenchido pelo Nome atual registrado no sistema;</text:p>
      <text:p text:style-name="P42">- campo “Pseudônimo ou Codinome”, editável. O campo aparece preenchido pelo Codinome atual registrado no sistema;</text:p>
      <text:p text:style-name="P43">- campo “Função ou Atividade”.A função ou Atividade deve ser selecionada de uma lista em ordem alfabética, de acordo com as especificações na seção 1, e um campo editável caso a<text:s/>função/atividade que o usuário deseja cadastrar não esteja listada e este selecionar a opção “Outras”.editável. O campo aparece com a Função atual registrada no sistema;</text:p>
      <text:p text:style-name="P44">- campo “Data de Nascimento”, editável. O campo aparece preenchido pela data de nascimento atual registrada no sistema; <text:s text:c="6"/></text:p>
      <text:p text:style-name="P45">- campo “Data de Óbito”, editável. O campo aparece preenchido pela data de óbito atual registrada no sistema;</text:p>
      <text:p text:style-name="P46"><text:span text:style-name="T47"><text:s text:c="2"/></text:span><text:span text:style-name="T48"><text:tab/></text:span><text:span text:style-name="T49"><text:tab/></text:span><text:span text:style-name="T50">- botão “Salvar” para salvar as alterações nos dados;</text:span></text:p>
      <text:p text:style-name="P51"><text:s/><text:tab/><text:tab/>- botão “Voltar” para voltar para a tela de<text:s/>seleção de Autor;</text:p>
      <text:p text:style-name="P52">- botão “Cancelar” para cancelar a operação; <text:s text:c="2"/></text:p>
      <text:p text:style-name="P53"><text:s/><text:tab/>2.<text:tab/>O <text:s/>Catalogador seleciona o(s) campos referentes aos dado(s) que deseja alterar<text:s/><text:tab/><text:tab/>e informa os novos dados que deseja;</text:p>
      <text:p text:style-name="P54"><text:s/><text:tab/>3.<text:s/><text:tab/>Após as alterações desejadas, o Catalogador seleciona a opção<text:s/>Salvar para<text:s/><text:tab/><text:tab/>registrar as mudanças no sistema.</text:p>
      <text:soft-page-break/>
      <text:p text:style-name="P55"><text:s/><text:tab/>4.<text:tab/>O sistema exibe a mensagem “Alterações realizadas com sucesso” e redireciona para a<text:s/><text:tab/><text:tab/>página principal do sistema;</text:p>
      <text:p text:style-name="P56"><text:s/><text:tab/>5.<text:tab/>O caso de uso termina;</text:p>
      <text:h text:style-name="Título1" text:outline-level="1">Fluxos Alternativos</text:h>
      <text:p text:style-name="Standard"/>
      <text:p text:style-name="Standard"><text:tab/><text:span text:style-name="T57">Fluxo Alternativo 1</text:span></text:p>
      <text:h text:style-name="Título2" text:outline-level="2"><text:s/>Se a qualquer momento o usuário selecionar a opção “Cancelar”</text:h>
      <text:h text:style-name="Título2" text:outline-level="2">O sistema retorna à página inicial, sem salvar nenhum dado que possa ter sido alterado naquele momento, e o caso de uso termina.</text:h>
      <text:p text:style-name="P58"/>
      <text:p text:style-name="Standard"><text:span text:style-name="T59"><text:tab/></text:span><text:span text:style-name="T60">Fluxo Alternativo 2</text:span></text:p>
      <text:p text:style-name="P61"/>
      <text:p text:style-name="P62"><text:tab/>Se no passo 3 do fluxo básico o usuário tiver selecionado<text:s/>a opção 'Outras' em Função ou atividade<text:s/><text:tab/>e clicar em 'Salvar' sem especificar qual o tipo de autoria ou Função</text:p>
      <text:p text:style-name="P63"/>
      <text:list text:style-name="LFO11" text:continue-numbering="true">
        <text:list-item>
          <text:list>
            <text:list-item>
              <text:list>
                <text:list-item>
                  <text:p text:style-name="P64">O sistema exibe mensagem 'Favor, especificar a atividade'.</text:p>
                </text:list-item>
                <text:list-item>
                  <text:p text:style-name="P65">2. O sistema retorna ao passo 1 do fluxo básico.</text:p>
                </text:list-item>
              </text:list>
            </text:list-item>
          </text:list>
        </text:list-item>
      </text:list>
      <text:p text:style-name="P66"/>
      <text:p text:style-name="Standard"><text:span text:style-name="T67"><text:tab/>Fluxo Alternativo 3</text:span></text:p>
      <text:p text:style-name="P68"/>
      <text:p text:style-name="Standard"><text:span text:style-name="T69"><text:tab/></text:span><text:span text:style-name="T70">Se no passo</text:span><text:span text:style-name="T71"><text:s/>3 do fluxo básico os campos Nome, Sobrenome e Função ou Atividade tiverem sido<text:s/></text:span><text:span text:style-name="T72"><text:tab/>preenchidos com dados idênticos aos de algum autor já cadastrado</text:span></text:p>
      <text:list text:style-name="LFO12" text:continue-numbering="true">
        <text:list-item>
          <text:p text:style-name="P73"><text:span text:style-name="T74"><text:s/>O sistema exibe mensagem 'Autor já cadastrado no sistema'.</text:span></text:p>
        </text:list-item>
        <text:list-item>
          <text:p text:style-name="P75"><text:span text:style-name="T76"><text:s/>O sistema retorna ao passo 1 do fluxo básico.</text:span></text:p>
        </text:list-item>
      </text:list>
      <text:p text:style-name="P77"/>
      <text:p text:style-name="P78">Fluxo Alternativo 4</text:p>
      <text:p text:style-name="P79"/>
      <text:h text:style-name="P80" text:outline-level="2"><text:s/>Se a qualquer momento o usuário selecionar a opção “Voltar”</text:h>
      <text:h text:style-name="P81" text:outline-level="2">O sistema retorna à tela de seleção de Autor sem salvar nenhum dado que possa ter sido alterado naquele momento e limpa o campo de seleção para<text:s/>que<text:s/>uma nova procura possa ser selecionada.</text:h>
      <text:p text:style-name="P82"/>
      <text:h text:style-name="Título1" text:outline-level="1">Pós-condições</text:h>
      <text:h text:style-name="Título2" text:outline-level="2">Fluxo Básico: Os dados de autoria foram alterados.</text:h>
      <text:p text:style-name="P83"><text:tab/>Fluxo Alternativo <text:s/>1: <text:s/>Não ocorre alteração na base de dados do sistema.</text:p>
      <text:p text:style-name="P84">Fluxo Alternativo <text:s/>2: <text:s/>Não ocorre alteração na base de dados do sistema.<text:line-break/>Fluxo Alternativo <text:s/>3: <text:s/>Não ocorre<text:s/>alteração na base de dados do sistema.<text:line-break/>Fluxo Alternativo <text:s/>4: <text:s/>Não ocorre alteração na base de dados do sistema.</text:p>
      <text:h text:style-name="Título1" text:outline-level="1"/>
      <text:p text:style-name="P85">Seção 1</text:p>
      <text:p text:style-name="P86"/>
      <text:p text:style-name="Standard"><text:span text:style-name="T87">FUNÇÃO OU ATIVIDADE :</text:span><text:span text:style-name="T88"><text:s/></text:span><text:span text:style-name="T89"><text:s/></text:span></text:p>
      <text:p text:style-name="P90"/>
      <text:p text:style-name="P91"><text:span text:style-name="T92">-<text:s/></text:span><text:span text:style-name="T93">Adaptador</text:span></text:p>
      <text:p text:style-name="P94"><text:span text:style-name="T95">-<text:s/></text:span><text:span text:style-name="T96">Arquiteto</text:span></text:p>
      <text:p text:style-name="P97"><text:span text:style-name="T98">-<text:s/></text:span><text:span text:style-name="T99">Arranjador</text:span></text:p>
      <text:p text:style-name="P100"><text:span text:style-name="T101">-<text:s/></text:span><text:span text:style-name="T102">Classificador</text:span></text:p>
      <text:p text:style-name="P103"><text:span text:style-name="T104">-<text:s/></text:span><text:span text:style-name="T105">Comentador</text:span></text:p>
      <text:p text:style-name="P106"><text:span text:style-name="T107">-<text:s/></text:span><text:span text:style-name="T108">Compilador</text:span></text:p>
      <text:soft-page-break/>
      <text:p text:style-name="P109"><text:span text:style-name="T110">-<text:s/></text:span><text:span text:style-name="T111">Cozinheiro</text:span></text:p>
      <text:p text:style-name="P112"><text:span text:style-name="T113">-<text:s/></text:span><text:span text:style-name="T114">Desenhista</text:span></text:p>
      <text:p text:style-name="P115"><text:span text:style-name="T116">-<text:s/></text:span><text:span text:style-name="T117">Engenheiro</text:span></text:p>
      <text:p text:style-name="P118"><text:span text:style-name="T119">-<text:s/></text:span><text:span text:style-name="T120">Escritor</text:span></text:p>
      <text:p text:style-name="P121"><text:span text:style-name="T122">-<text:s/></text:span><text:span text:style-name="T123">Escultor</text:span></text:p>
      <text:p text:style-name="P124"><text:span text:style-name="T125">-<text:s/></text:span><text:span text:style-name="T126">Financiador</text:span></text:p>
      <text:p text:style-name="P127"><text:span text:style-name="T128">-<text:s/></text:span><text:span text:style-name="T129">Fotógrafo</text:span></text:p>
      <text:p text:style-name="P130"><text:span text:style-name="T131">-<text:s/></text:span><text:span text:style-name="T132">Horticultor</text:span></text:p>
      <text:p text:style-name="P133"><text:span text:style-name="T134">-<text:s/></text:span><text:span text:style-name="T135">Ilustrador</text:span></text:p>
      <text:p text:style-name="P136"><text:span text:style-name="T137">-<text:s/></text:span><text:span text:style-name="T138">Intérprete (Para Som)</text:span></text:p>
      <text:p text:style-name="P139"><text:span text:style-name="T140">-<text:s/></text:span><text:span text:style-name="T141">Jardineiro</text:span></text:p>
      <text:p text:style-name="P142"><text:span text:style-name="T143">-<text:s/></text:span><text:span text:style-name="T144">Pintor</text:span></text:p>
      <text:p text:style-name="P145"><text:span text:style-name="T146">-<text:s/></text:span><text:span text:style-name="T147">Relator</text:span></text:p>
      <text:p text:style-name="P148"><text:span text:style-name="T149">-<text:s/></text:span><text:span text:style-name="T150">Relator</text:span></text:p>
      <text:p text:style-name="P151"><text:span text:style-name="T152">-<text:s/></text:span><text:span text:style-name="T153">Revisor</text:span></text:p>
      <text:p text:style-name="P154"><text:span text:style-name="T155">-<text:s/></text:span><text:span text:style-name="T156">Roteirista</text:span></text:p>
      <text:p text:style-name="P157"><text:span text:style-name="T158">-<text:s/></text:span><text:span text:style-name="T159">Outras (especificar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3" style:family="text">
      <style:text-properties fo:font-size="10pt" style:font-size-asian="10pt" style:font-size-complex="10pt"/>
    </style:style>
    <style:style style:name="WW_CharLFO12LVL1" style:family="text">
      <style:text-properties fo:font-size="10pt" style:font-size-asian="10pt" style:font-size-complex="10pt"/>
    </style:style>
    <style:style style:name="WW_CharLFO12LVL2" style:family="text">
      <style:text-properties fo:font-size="10pt" style:font-size-asian="10pt" style:font-size-complex="10pt"/>
    </style:style>
    <style:style style:name="WW_CharLFO12LVL3" style:family="text">
      <style:text-properties fo:font-size="10pt" style:font-size-asian="10pt" style:font-size-complex="10pt"/>
    </style:style>
    <style:style style:name="WW_CharLFO12LVL4" style:family="text">
      <style:text-properties fo:font-size="10pt" style:font-size-asian="10pt" style:font-size-complex="10pt"/>
    </style:style>
    <style:style style:name="WW_CharLFO12LVL5" style:family="text">
      <style:text-properties fo:font-size="10pt" style:font-size-asian="10pt" style:font-size-complex="10pt"/>
    </style:style>
    <style:style style:name="WW_CharLFO12LVL6" style:family="text">
      <style:text-properties fo:font-size="10pt" style:font-size-asian="10pt" style:font-size-complex="10pt"/>
    </style:style>
    <style:style style:name="WW_CharLFO12LVL7" style:family="text">
      <style:text-properties fo:font-size="10pt" style:font-size-asian="10pt" style:font-size-complex="10pt"/>
    </style:style>
    <style:style style:name="WW_CharLFO12LVL8" style:family="text">
      <style:text-properties fo:font-size="10pt" style:font-size-asian="10pt" style:font-size-complex="10pt"/>
    </style:style>
    <style:style style:name="WW_CharLFO12LVL9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7-31T22:39:00Z</dc:date>
    <meta:template xlink:href="Normal" xlink:type="simple"/>
    <meta:editing-cycles>55</meta:editing-cycles>
    <meta:editing-duration>PT16140S</meta:editing-duration>
    <meta:document-statistic meta:page-count="3" meta:paragraph-count="8" meta:word-count="659" meta:character-count="4215" meta:row-count="29" meta:non-whitespace-character-count="3564"/>
  </office:meta>
</office:document-meta>
</file>